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0.85cm" svg:x="7.85cm" svg:y="15.425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7cm" svg:height="1.2cm" svg:x="13.8cm" svg:y="15.25cm">
          <text:p text:style-name="P1">acquis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7cm" svg:height="1.7cm" svg:x="11.3cm" svg:y="15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9.85cm" svg:y1="15.85cm" svg:x2="11.3cm" svg:y2="15.85cm" draw:start-shape="id1" draw:start-glue-point="1" draw:end-shape="id2" draw:end-glue-point="5" svg:d="M9850 15850h1450" svg:viewBox="0 0 1451 1">
          <text:p text:style-name="P1">0 - m</text:p>
        </draw:connector>
        <draw:connector draw:style-name="gr3" draw:text-style-name="P1" draw:layer="layout" draw:type="curve" svg:x1="13cm" svg:y1="15.85cm" svg:x2="13.8cm" svg:y2="15.85cm" draw:start-shape="id2" draw:start-glue-point="7" draw:end-shape="id3" draw:end-glue-point="3" svg:d="M13000 15850h800" svg:viewBox="0 0 801 1">
          <text:p text:style-name="P1">0 - 1</text:p>
        </draw:connector>
        <draw:frame draw:style-name="gr4" draw:layer="layout" svg:width="0.502cm" svg:height="1.195cm" svg:x="6.9cm" svg:y="15.803cm">
          <draw:text-box>
            <text:p/>
          </draw:text-box>
        </draw:frame>
        <draw:custom-shape draw:style-name="gr2" draw:text-style-name="P1" xml:id="id4" draw:id="id4" draw:layer="layout" svg:width="2cm" svg:height="0.9cm" svg:x="16.8cm" svg:y="15.4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6.5cm" svg:y1="15.85cm" svg:x2="16.8cm" svg:y2="15.85cm" draw:start-shape="id3" draw:start-glue-point="1" draw:end-shape="id4" draw:end-glue-point="6" svg:d="M16500 15850h300" svg:viewBox="0 0 301 1">
          <text:p/>
        </draw:connector>
        <draw:custom-shape draw:style-name="gr1" draw:text-style-name="P1" xml:id="id6" draw:id="id6" draw:layer="layout" svg:width="2.1cm" svg:height="1cm" svg:x="7.8cm" svg:y="21.9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1.65cm" svg:height="1.7cm" svg:x="8.025cm" svg:y="18cm">
          <text:p text:style-name="P1">i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curve" svg:x1="8.85cm" svg:y1="16.275cm" svg:x2="8.85cm" svg:y2="18cm" draw:start-shape="id1" draw:start-glue-point="2" draw:end-shape="id5" draw:end-glue-point="4" svg:d="M8850 16275v1725" svg:viewBox="0 0 1 1726">
          <text:p text:style-name="P1"><text:s/>0 - m</text:p>
        </draw:connector>
        <draw:connector draw:style-name="gr3" draw:text-style-name="P1" draw:layer="layout" draw:type="curve" svg:x1="8.85cm" svg:y1="19.7cm" svg:x2="8.85cm" svg:y2="21.9cm" draw:start-shape="id5" draw:start-glue-point="6" draw:end-shape="id6" draw:end-glue-point="0" svg:d="M8850 19700v2200" svg:viewBox="0 0 1 2201">
          <text:p text:style-name="P1">1</text:p>
        </draw:connector>
        <draw:custom-shape draw:style-name="gr1" draw:text-style-name="P1" xml:id="id8" draw:id="id8" draw:layer="layout" svg:width="2.5cm" svg:height="1.1cm" svg:x="2.8cm" svg:y="14.6cm">
          <text:p text:style-name="P1">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cm" svg:height="1.1cm" svg:x="2.95cm" svg:y="1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6cm" svg:height="0.8cm" svg:x="4.1cm" svg:y="9.75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2.7cm" svg:height="0.9cm" svg:x="7.5cm" svg:y="9.7cm">
          <text:p text:style-name="P1">mak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5.15cm" svg:y1="16.55cm" svg:x2="7.85cm" svg:y2="15.85cm" draw:start-shape="id7" draw:start-glue-point="10" draw:end-shape="id1" draw:end-glue-point="3" svg:d="M5150 16550c2026 0 677-700 2700-700" svg:viewBox="0 0 2701 701">
          <text:p/>
        </draw:connector>
        <draw:connector draw:style-name="gr5" draw:text-style-name="P1" draw:layer="layout" draw:type="curve" svg:x1="5.3cm" svg:y1="15.15cm" svg:x2="7.85cm" svg:y2="15.85cm" draw:start-shape="id8" draw:start-glue-point="10" draw:end-shape="id1" draw:end-glue-point="3" svg:d="M5300 15150c1914 0 639 700 2550 700" svg:viewBox="0 0 2551 701">
          <text:p/>
        </draw:connector>
        <draw:custom-shape draw:style-name="gr1" draw:text-style-name="P1" xml:id="id9" draw:id="id9" draw:layer="layout" svg:width="2.9cm" svg:height="1.8cm" svg:x="7.4cm" svg:y="12cm">
          <text:p text:style-name="P1">made_b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curve" svg:x1="8.85cm" svg:y1="15.425cm" svg:x2="8.85cm" svg:y2="13.8cm" draw:start-shape="id1" draw:start-glue-point="0" draw:end-shape="id9" draw:end-glue-point="6" svg:d="M8850 15425v-1625" svg:viewBox="0 0 1 1626">
          <text:p text:style-name="P1">0 - m</text:p>
        </draw:connector>
        <draw:connector draw:style-name="gr3" draw:text-style-name="P1" draw:layer="layout" draw:type="curve" svg:x1="8.85cm" svg:y1="12cm" svg:x2="8.85cm" svg:y2="10.6cm" draw:start-shape="id9" draw:start-glue-point="4" draw:end-shape="id10" draw:end-glue-point="2" svg:d="M8850 12000v-1400" svg:viewBox="0 0 1 1401">
          <text:p text:style-name="P1">0 - 1</text:p>
        </draw:connector>
        <draw:connector draw:style-name="gr5" draw:text-style-name="P1" draw:layer="layout" draw:type="curve" svg:x1="6.7cm" svg:y1="10.15cm" svg:x2="7.5cm" svg:y2="10.15cm" draw:start-shape="id11" draw:start-glue-point="10" draw:end-shape="id10" draw:end-glue-point="3" svg:d="M6700 10150h800" svg:viewBox="0 0 801 1">
          <text:p/>
        </draw:connector>
        <draw:custom-shape draw:style-name="gr2" draw:text-style-name="P1" xml:id="id12" draw:id="id12" draw:layer="layout" svg:width="1.6cm" svg:height="1.6cm" svg:x="11.35cm" svg:y="12.2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2.5cm" svg:height="1.1cm" svg:x="13.9cm" svg:y="12.45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cm" svg:height="1.1cm" svg:x="16.8cm" svg:y="12.4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85cm" svg:y1="15.85cm" svg:x2="11.35cm" svg:y2="13cm" draw:start-shape="id1" draw:start-glue-point="1" draw:end-shape="id12" draw:end-glue-point="5" svg:d="M9850 15850c1125 0 375-2850 1500-2850" svg:viewBox="0 0 1501 2851">
          <text:p text:style-name="P1">0 - m</text:p>
        </draw:connector>
        <draw:connector draw:style-name="gr3" draw:text-style-name="P1" draw:layer="layout" draw:type="curve" svg:x1="12.95cm" svg:y1="13cm" svg:x2="13.9cm" svg:y2="13cm" draw:start-shape="id12" draw:start-glue-point="7" draw:end-shape="id13" draw:end-glue-point="3" svg:d="M12950 13000h950" svg:viewBox="0 0 951 1">
          <text:p text:style-name="P1">1</text:p>
        </draw:connector>
        <draw:connector draw:style-name="gr5" draw:text-style-name="P1" draw:layer="layout" draw:type="curve" svg:x1="16.4cm" svg:y1="13cm" svg:x2="16.8cm" svg:y2="13cm" draw:start-shape="id13" draw:start-glue-point="1" draw:end-shape="id14" draw:end-glue-point="6" svg:d="M16400 13000h400" svg:viewBox="0 0 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999999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1:30:24.498076641</meta:creation-date>
    <dc:date>2015-04-11T17:58:50.389950305</dc:date>
    <meta:editing-duration>PT54S</meta:editing-duration>
    <meta:editing-cycles>1</meta:editing-cycles>
    <meta:document-statistic meta:object-count="28"/>
    <meta:generator>LibreOffice/4.2.7.2$Linux_X86_64 LibreOffice_project/420m0$Build-2</meta:generator>
  </office:meta>
</office:document-meta>
</file>